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4a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mem: memory systems can be classified according to? (key characteristics)</text:p>
          </table:table-cell>
          <table:table-cell office:value-type="string" calcext:value-type="string">
            <text:p>location, capacity, unit of transfer, method of accessing, performance, physical type, physical characteristics, and organization (LCUMPPPO)</text:p>
          </table:table-cell>
          <table:table-cell office:value-type="string" calcext:value-type="string">
            <text:p>computer-memory</text:p>
          </table:table-cell>
        </table:table-row>
        <table:table-row table:style-name="ro3">
          <table:table-cell office:value-type="string" calcext:value-type="string">
            <text:p>compmem: location refers to?</text:p>
          </table:table-cell>
          <table:table-cell office:value-type="string" calcext:value-type="string">
            <text:p>whether memory is internal or external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(...) refers to whether memory is internal or extern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internal memory refers to?</text:p>
          </table:table-cell>
          <table:table-cell office:value-type="string" calcext:value-type="string">
            <text:p>devices such as main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external memory refers to?</text:p>
          </table:table-cell>
          <table:table-cell office:value-type="string" calcext:value-type="string">
            <text:p>peripherals such as disk drives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external memory is accessible to the (...) via (...)</text:p>
          </table:table-cell>
          <table:table-cell office:value-type="string" calcext:value-type="string">
            <text:p>processor, I/O controllers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main memory is example of an (...) memory</text:p>
          </table:table-cell>
          <table:table-cell office:value-type="string" calcext:value-type="string">
            <text:p>ex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an internal ssd is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disk drives are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computer-memory location</text:p>
          </table:table-cell>
        </table:table-row>
        <table:table-row table:style-name="ro3">
          <table:table-cell office:value-type="string" calcext:value-type="string">
            <text:p>compmem: internal memory’s capacity is typically expressed in?</text:p>
          </table:table-cell>
          <table:table-cell office:value-type="string" calcext:value-type="string">
            <text:p>bytes or word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external memory’s capacity is typically expressed in?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how many bits in a byte? (number sounds like the word “byte”)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how many bits in a word? (more than or equal to a byte)</text:p>
          </table:table-cell>
          <table:table-cell office:value-type="string" calcext:value-type="string">
            <text:p>usually 8, 16, 32, or 64 bit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definition of word</text:p>
          </table:table-cell>
          <table:table-cell office:value-type="string" calcext:value-type="string">
            <text:p>“natural” unit of organization of memory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size of a word is typically equal to (...) or (...)</text:p>
          </table:table-cell>
          <table:table-cell office:value-type="string" calcext:value-type="string">
            <text:p>the length of an integer (in bits), the length of an instruction (in bits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,wordsize: both lengths are usually (...), but (...)</text:p>
          </table:table-cell>
          <table:table-cell office:value-type="string" calcext:value-type="string">
            <text:p>the same, there are exceptions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in some systems, the addressable unit is the (...)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many systems allow addressing at the (...) level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length in bits of an address (A) determines?</text:p>
          </table:table-cell>
          <table:table-cell office:value-type="string" calcext:value-type="string">
            <text:p>number of addressable units (N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4">
          <table:table-cell office:value-type="string" calcext:value-type="string">
            <text:p>compmem: the number of addressable units (N) is determined by?</text:p>
          </table:table-cell>
          <table:table-cell office:value-type="string" calcext:value-type="string">
            <text:p>length in bits of an address (A)</text:p>
          </table:table-cell>
          <table:table-cell office:value-type="string" calcext:value-type="string">
            <text:p>computer-memory capacity</text:p>
          </table:table-cell>
        </table:table-row>
        <table:table-row table:style-name="ro3">
          <table:table-cell office:value-type="string" calcext:value-type="string">
            <text:p>compmem: unit of transfer refers to?</text:p>
          </table:table-cell>
          <table:table-cell office:value-type="string" calcext:value-type="string">
            <text:p>how much data can be read out of or written into memory at a time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unit of transfer for internal memory is equal to?</text:p>
          </table:table-cell>
          <table:table-cell office:value-type="string" calcext:value-type="string">
            <text:p>the number of electrical lines into and out of the memory module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4">
          <table:table-cell office:value-type="string" calcext:value-type="string">
            <text:p>compmem: unit of transfer for internal memory (‘s amt) may be equal to (...) but is often (...)</text:p>
          </table:table-cell>
          <table:table-cell office:value-type="string" calcext:value-type="string">
            <text:p>word length, larger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unit of transfer for external memory is called a?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,uot: a block is (...) than a word (size)</text:p>
          </table:table-cell>
          <table:table-cell office:value-type="string" calcext:value-type="string">
            <text:p>significantly larger</text:p>
          </table:table-cell>
          <table:table-cell office:value-type="string" calcext:value-type="string">
            <text:p>computer-memory unit-of-transfer</text:p>
          </table:table-cell>
        </table:table-row>
        <table:table-row table:style-name="ro3">
          <table:table-cell office:value-type="string" calcext:value-type="string">
            <text:p>compmem: memory can be classified according to?</text:p>
          </table:table-cell>
          <table:table-cell office:value-type="string" calcext:value-type="string">
            <text:p>methods of accessing units of data</text:p>
          </table:table-cell>
          <table:table-cell office:value-type="string" calcext:value-type="string">
            <text:p>computer-memory method-of-accessing</text:p>
          </table:table-cell>
        </table:table-row>
        <table:table-row table:style-name="ro4">
          <table:table-cell office:value-type="string" calcext:value-type="string">
            <text:p>compmem: the four classifications of memory according to their methods of accessing units of data?</text:p>
          </table:table-cell>
          <table:table-cell office:value-type="string" calcext:value-type="string">
            <text:p>sequential access, direct access, random access, associative (SDRA)</text:p>
          </table:table-cell>
          <table:table-cell office:value-type="string" calcext:value-type="string">
            <text:p>computer-memory method-of-accessing</text:p>
          </table:table-cell>
        </table:table-row>
        <table:table-row table:style-name="ro3">
          <table:table-cell office:value-type="string" calcext:value-type="string">
            <text:p>compmem,seq: memory is organized into units of data called?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access must be made how?</text:p>
          </table:table-cell>
          <table:table-cell office:value-type="string" calcext:value-type="string">
            <text:p>in a specific linear sequence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the time to access a record is (...)</text:p>
          </table:table-cell>
          <table:table-cell office:value-type="string" calcext:value-type="string">
            <text:p>highly variable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must be moved from (...) to (...)</text:p>
          </table:table-cell>
          <table:table-cell office:value-type="string" calcext:value-type="string">
            <text:p>the current location, the desired location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(...) and (...) each intermediate record</text:p>
          </table:table-cell>
          <table:table-cell office:value-type="string" calcext:value-type="string">
            <text:p>passes, rejects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seq: most similar data structure?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computer-memory method-of-accessing sequential-access</text:p>
          </table:table-cell>
        </table:table-row>
        <table:table-row table:style-name="ro3">
          <table:table-cell office:value-type="string" calcext:value-type="string">
            <text:p>compmem,dir: describe the address of individual blocks/records</text:p>
          </table:table-cell>
          <table:table-cell office:value-type="string" calcext:value-type="string">
            <text:p>a unique address based on physical location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shared read-write mechanism first goes to a (...)</text:p>
          </table:table-cell>
          <table:table-cell office:value-type="string" calcext:value-type="string">
            <text:p>general vicinity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4">
          <table:table-cell office:value-type="string" calcext:value-type="string">
            <text:p>compmem,dir: shared read-write mechanism does (...) in general vicinity to reach desired location</text:p>
          </table:table-cell>
          <table:table-cell office:value-type="string" calcext:value-type="string">
            <text:p>sequential searching, counting, or waiting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the time to access a record is (...)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dir: most similar data structure?</text:p>
          </table:table-cell>
          <table:table-cell office:value-type="string" calcext:value-type="string">
            <text:p>dictionary of linked lists</text:p>
          </table:table-cell>
          <table:table-cell office:value-type="string" calcext:value-type="string">
            <text:p>computer-memory method-of-accessing direct-access</text:p>
          </table:table-cell>
        </table:table-row>
        <table:table-row table:style-name="ro3">
          <table:table-cell office:value-type="string" calcext:value-type="string">
            <text:p>compmem,ran: each addressable location in memory has?</text:p>
          </table:table-cell>
          <table:table-cell office:value-type="string" calcext:value-type="string">
            <text:p>a unique, physically wired-in addressing mechanism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ran: the time to access a record is (...)</text:p>
          </table:table-cell>
          <table:table-cell office:value-type="string" calcext:value-type="string">
            <text:p>constant and independent of the sequence of prior accesses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ran: most similar data structure?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omputer-memory method-of-accessing random-access</text:p>
          </table:table-cell>
        </table:table-row>
        <table:table-row table:style-name="ro3">
          <table:table-cell office:value-type="string" calcext:value-type="string">
            <text:p>compmem,asso: is also a (...) access type of memor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3">
          <table:table-cell office:value-type="string" calcext:value-type="string">
            <text:p>compmem,asso: compares (...) for a specific match</text:p>
          </table:table-cell>
          <table:table-cell office:value-type="string" calcext:value-type="string">
            <text:p>desired bit locations within a word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3">
          <table:table-cell office:value-type="string" calcext:value-type="string">
            <text:p>compmem,asso: does comparison for all words (...)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computer-memory method-of-accessing associative</text:p>
          </table:table-cell>
        </table:table-row>
        <table:table-row table:style-name="ro4">
          <table:table-cell office:value-type="string" calcext:value-type="string">
            <text:p>compmem: most important characteristics from a user’s point of view?</text:p>
          </table:table-cell>
          <table:table-cell office:value-type="string" calcext:value-type="string">
            <text:p>capacity and performance</text:p>
          </table:table-cell>
          <table:table-cell office:value-type="string" calcext:value-type="string">
            <text:p>computer-memory capacity performance</text:p>
          </table:table-cell>
        </table:table-row>
        <table:table-row table:style-name="ro3">
          <table:table-cell office:value-type="string" calcext:value-type="string">
            <text:p>compmem: performance is measured with what parameters?</text:p>
          </table:table-cell>
          <table:table-cell office:value-type="string" calcext:value-type="string">
            <text:p>access time, memory cycle time, transfer rate (AT,MCT,TR)</text:p>
          </table:table-cell>
          <table:table-cell office:value-type="string" calcext:value-type="string">
            <text:p>computer-memory performance</text:p>
          </table:table-cell>
        </table:table-row>
        <table:table-row table:style-name="ro3">
          <table:table-cell office:value-type="string" calcext:value-type="string">
            <text:p>compmem,perf: other word for access 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3">
          <table:table-cell office:value-type="string" calcext:value-type="string">
            <text:p>compmem,perf: other word for latency</text:p>
          </table:table-cell>
          <table:table-cell office:value-type="string" calcext:value-type="string">
            <text:p>access time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5">
          <table:table-cell office:value-type="string" calcext:value-type="string">
            <text:p>compmem,perf: definition of access time for random access memory</text:p>
          </table:table-cell>
          <table:table-cell office:value-type="string" calcext:value-type="string">
            <text:p>the time from [instant that an address is presented to memory] TO [instant the data has been stored or made available for use]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4">
          <table:table-cell office:value-type="string" calcext:value-type="string">
            <text:p>compmem,perf: definition of access time for non random access memory</text:p>
          </table:table-cell>
          <table:table-cell office:value-type="string" calcext:value-type="string">
            <text:p>the time it takes to position the read-write mechanism at the desired location</text:p>
          </table:table-cell>
          <table:table-cell office:value-type="string" calcext:value-type="string">
            <text:p>computer-memory performance access-time</text:p>
          </table:table-cell>
        </table:table-row>
        <table:table-row table:style-name="ro3">
          <table:table-cell office:value-type="string" calcext:value-type="string">
            <text:p>compmem,perf: memory cycle time consists of (...) plus (...)</text:p>
          </table:table-cell>
          <table:table-cell office:value-type="string" calcext:value-type="string">
            <text:p>access time, additional time required before a second access can happen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additional time may be required if?</text:p>
          </table:table-cell>
          <table:table-cell office:value-type="string" calcext:value-type="string">
            <text:p>data is read destructively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primarily applies to?</text:p>
          </table:table-cell>
          <table:table-cell office:value-type="string" calcext:value-type="string">
            <text:p>random access memory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,memcycl: concerned with (...), not (...)</text:p>
          </table:table-cell>
          <table:table-cell office:value-type="string" calcext:value-type="string">
            <text:p>the system bus, the processor</text:p>
          </table:table-cell>
          <table:table-cell office:value-type="string" calcext:value-type="string">
            <text:p>computer-memory performance memory-cycle-time</text:p>
          </table:table-cell>
        </table:table-row>
        <table:table-row table:style-name="ro3">
          <table:table-cell office:value-type="string" calcext:value-type="string">
            <text:p>compmem,perf: definition of transfer rate</text:p>
          </table:table-cell>
          <table:table-cell office:value-type="string" calcext:value-type="string">
            <text:p>the rate at which data can be read from or written to a memory unit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3">
          <table:table-cell office:value-type="string" calcext:value-type="string">
            <text:p>compmem,perf,trrate: for random access memory, this is equal to?</text:p>
          </table:table-cell>
          <table:table-cell office:value-type="string" calcext:value-type="string">
            <text:p>reciprocal of memory cycle time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4">
          <table:table-cell office:value-type="string" calcext:value-type="string">
            <text:p>compmem,perf,ttrate: for non random access memory, what equation can be applied?</text:p>
          </table:table-cell>
          <table:table-cell office:value-type="string" calcext:value-type="string">
            <text:p>T_n = T_A + (n/R)</text:p>
          </table:table-cell>
          <table:table-cell office:value-type="string" calcext:value-type="string">
            <text:p>computer-memory performance transfer-rate</text:p>
          </table:table-cell>
        </table:table-row>
        <table:table-row table:style-name="ro4">
          <table:table-cell office:value-type="string" calcext:value-type="string">
            <text:p>compmem,phtype: examples of physical types given in the slides?</text:p>
          </table:table-cell>
          <table:table-cell office:value-type="string" calcext:value-type="string">
            <text:p>semiconductor memory, magnetic surface memory, optical, and magneto-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RAM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solid-state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disk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1">
          <table:table-cell office:value-type="string" calcext:value-type="string">
            <text:p>compmem,phtype: tape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Blu-ray belongs to?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type: Sony MiniDiscs belongs to?</text:p>
          </table:table-cell>
          <table:table-cell office:value-type="string" calcext:value-type="string">
            <text:p>Magneto-optical</text:p>
          </table:table-cell>
          <table:table-cell office:value-type="string" calcext:value-type="string">
            <text:p>computer-memory physical-type</text:p>
          </table:table-cell>
        </table:table-row>
        <table:table-row table:style-name="ro3">
          <table:table-cell office:value-type="string" calcext:value-type="string">
            <text:p>compmem,phchar: this determines?</text:p>
          </table:table-cell>
          <table:table-cell office:value-type="string" calcext:value-type="string">
            <text:p>what happens to the data in memory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volatile</text:span> memory, what happens to data?</text:p>
          </table:table-cell>
          <table:table-cell office:value-type="string" calcext:value-type="string">
            <text:p>data decays naturally or is lost when electrical power is switched off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4">
          <table:table-cell office:value-type="string" calcext:value-type="string">
            <text:p>compmem,phchar: in <text:span text:style-name="T1">nonvolatile</text:span> memory, what happens to data?</text:p>
          </table:table-cell>
          <table:table-cell office:value-type="string" calcext:value-type="string">
            <text:p>data remains without deterioration until deliberately changed (does not need electrical power for data)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nonerasable</text:span> memory, what happens to data?</text:p>
          </table:table-cell>
          <table:table-cell office:value-type="string" calcext:value-type="string">
            <text:p>data cannot be altered except by destroying the storage unit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semiconductor memory can be (...) or (...)</text:p>
          </table:table-cell>
          <table:table-cell office:value-type="string" calcext:value-type="string">
            <text:p>volatile, 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nonvolatile semiconductor memory is known as?</text:p>
          </table:table-cell>
          <table:table-cell office:value-type="string" calcext:value-type="string">
            <text:p>read-only memory (ROM)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magnetic-surfac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,phchar: nonerasabl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computer-memory physical-characteristics</text:p>
          </table:table-cell>
        </table:table-row>
        <table:table-row table:style-name="ro3">
          <table:table-cell office:value-type="string" calcext:value-type="string">
            <text:p>compmem: organization refers to?</text:p>
          </table:table-cell>
          <table:table-cell office:value-type="string" calcext:value-type="string">
            <text:p>physical arrangement of bits to form words</text:p>
          </table:table-cell>
          <table:table-cell office:value-type="string" calcext:value-type="string">
            <text:p>computer-memory organization</text:p>
          </table:table-cell>
        </table:table-row>
        <table:table-row table:style-name="ro3">
          <table:table-cell office:value-type="string" calcext:value-type="string">
            <text:p>compmem: organization is a key design issue for (...) memory</text:p>
          </table:table-cell>
          <table:table-cell office:value-type="string" calcext:value-type="string">
            <text:p>random-access</text:p>
          </table:table-cell>
          <table:table-cell office:value-type="string" calcext:value-type="string">
            <text:p>computer-memory organization</text:p>
          </table:table-cell>
        </table:table-row>
        <table:table-row table:style-name="ro1" table:number-rows-repeated="1048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b" table:style-name="ta1">
        <table:table-column table:style-name="co1" table:number-columns-repeated="3" table:default-cell-style-name="ce2"/>
        <table:table-row table:style-name="ro1"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compmem: basic element of a semiconductor memory?</text:p>
          </table:table-cell>
          <table:table-cell office:value-type="string" calcext:value-type="string">
            <text:p>memory cell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semiconmem: memory cell stores?</text:p>
          </table:table-cell>
          <table:table-cell office:value-type="string" calcext:value-type="string">
            <text:p>a bit</text:p>
          </table:table-cell>
          <table:table-cell office:value-type="string" calcext:value-type="string">
            <text:p>semiconductor-memory</text:p>
          </table:table-cell>
        </table:table-row>
        <table:table-row table:style-name="ro4">
          <table:table-cell office:value-type="string" calcext:value-type="string">
            <text:p>semiconmem: memory cell properties?</text:p>
          </table:table-cell>
          <table:table-cell office:value-type="string" calcext:value-type="string">
            <text:p>they exibit two stable/semistable states, they can be written into (at least once), they can be read f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states can be used to represent?</text:p>
          </table:table-cell>
          <table:table-cell office:value-type="string" calcext:value-type="string">
            <text:p>binary 1 and 0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can be written into to (...) the stat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can be read from to (...) the stat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compmem: enumerate the semiconductor memory types</text:p>
          </table:table-cell>
          <table:table-cell office:value-type="string" calcext:value-type="string">
            <text:p>RAM, ROM, PROM, EPRO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RAM stands for?</text:p>
          </table:table-cell>
          <table:table-cell office:value-type="string" calcext:value-type="string">
            <text:p>random-access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ROM stands for?</text:p>
          </table:table-cell>
          <table:table-cell office:value-type="string" calcext:value-type="string">
            <text:p>read-only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PROM stands for?</text:p>
          </table:table-cell>
          <table:table-cell office:value-type="string" calcext:value-type="string">
            <text:p>programmable 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EPROM stands for?</text:p>
          </table:table-cell>
          <table:table-cell office:value-type="string" calcext:value-type="string">
            <text:p>erasable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3">semiconmem</text:span>: EEPROM stands for?</text:p>
          </table:table-cell>
          <table:table-cell office:value-type="string" calcext:value-type="string">
            <text:p>electrically erasable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3">semiconmem</text:span>: type with masks as a write mechanism?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<text:span text:style-name="T2">semiconmem</text:span>: type that is volatile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s that cannot be erased?</text:p>
          </table:table-cell>
          <table:table-cell office:value-type="string" calcext:value-type="string">
            <text:p>ROM,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 with read-write memory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3">semiconmem</text:span>: types with read-only memory?</text:p>
          </table:table-cell>
          <table:table-cell office:value-type="string" calcext:value-type="string">
            <text:p>ROM, 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<text:span text:style-name="T2">semiconmem</text:span>: types with read-mostly memory?</text:p>
          </table:table-cell>
          <table:table-cell office:value-type="string" calcext:value-type="string">
            <text:p>EPRO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s that can be electrically erased?</text:p>
          </table:table-cell>
          <table:table-cell office:value-type="string" calcext:value-type="string">
            <text:p>RAM, EEPROM, 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with UV light?</text:p>
          </table:table-cell>
          <table:table-cell office:value-type="string" calcext:value-type="string">
            <text:p>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s that can be erased at byte-level?</text:p>
          </table:table-cell>
          <table:table-cell office:value-type="string" calcext:value-type="string">
            <text:p>RAM, E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at chip-level?</text:p>
          </table:table-cell>
          <table:table-cell office:value-type="string" calcext:value-type="string">
            <text:p>EPROM</text:p>
          </table:table-cell>
          <table:table-cell office:value-type="string" calcext:value-type="string">
            <text:p>semiconductor-memory</text:p>
          </table:table-cell>
        </table:table-row>
        <table:table-row table:style-name="ro3">
          <table:table-cell office:value-type="string" calcext:value-type="string">
            <text:p>semiconmem: type that can be erased at block-level?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semiconductor-memory</text:p>
          </table:table-cell>
        </table:table-row>
        <table:table-row table:style-name="ro1">
          <table:table-cell office:value-type="string" calcext:value-type="string">
            <text:p>semiconmem: most common type?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RAM can be read from and written into (...) and (...) (adverbs)</text:p>
          </table:table-cell>
          <table:table-cell office:value-type="string" calcext:value-type="string">
            <text:p>easily; rapidly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RAM has temporary storage since it is (...)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the two traditional forms of RAM used in computers?</text:p>
          </table:table-cell>
          <table:table-cell office:value-type="string" calcext:value-type="string">
            <text:p>DRAM and SRAM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DRAM stands for?</text:p>
          </table:table-cell>
          <table:table-cell office:value-type="string" calcext:value-type="string">
            <text:p>dynamic RAM (random access memory)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: DRAM is made with cells that store data as?</text:p>
          </table:table-cell>
          <table:table-cell office:value-type="string" calcext:value-type="string">
            <text:p>charge on capacitors (binary 0/1 depending on presence/absence of charge)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3">
          <table:table-cell office:value-type="string" calcext:value-type="string">
            <text:p>semiconmem,DRAM: requires (...) to maintain data storage</text:p>
          </table:table-cell>
          <table:table-cell office:value-type="string" calcext:value-type="string">
            <text:p>periodic charge refreshing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,DRAM: capacitors have a natural tendency to (...) even w/ power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1">
          <table:table-cell office:value-type="string" calcext:value-type="string">
            <text:p>semiconmem,DRAM: data is read (...)</text:p>
          </table:table-cell>
          <table:table-cell office:value-type="string" calcext:value-type="string">
            <text:p>destructively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4">
          <table:table-cell office:value-type="string" calcext:value-type="string">
            <text:p>semiconmem,DRAM: data must be (...) as part of completing the read operation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semiconductor-memory RAM DRAM</text:p>
          </table:table-cell>
        </table:table-row>
        <table:table-row table:style-name="ro1">
          <table:table-cell office:value-type="string" calcext:value-type="string">
            <text:p>semiconmem: SRAM stands for?</text:p>
          </table:table-cell>
          <table:table-cell office:value-type="string" calcext:value-type="string">
            <text:p>static RAM (random access memory)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4">
          <table:table-cell office:value-type="string" calcext:value-type="string">
            <text:p>semiconmem,SRAM: is a digital device that uses the same logic elements used in the (...)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3">
          <table:table-cell office:value-type="string" calcext:value-type="string">
            <text:p>semiconmem,SRAM: binary values are stored using?</text:p>
          </table:table-cell>
          <table:table-cell office:value-type="string" calcext:value-type="string">
            <text:p>traditional flip-flop logic gate configurations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3">
          <table:table-cell office:value-type="string" calcext:value-type="string">
            <text:p>semiconmem,SRAM: will hold data as long as?</text:p>
          </table:table-cell>
          <table:table-cell office:value-type="string" calcext:value-type="string">
            <text:p>power is supplied to it</text:p>
          </table:table-cell>
          <table:table-cell office:value-type="string" calcext:value-type="string">
            <text:p>semiconductor-memory RAM SRAM</text:p>
          </table:table-cell>
        </table:table-row>
        <table:table-row table:style-name="ro4">
          <table:table-cell office:value-type="string" calcext:value-type="string">
            <text:p>semiconmem: a (...) memory cell is simpler and smaller than a (...) memory cell</text:p>
          </table:table-cell>
          <table:table-cell office:value-type="string" calcext:value-type="string">
            <text:p>dynamic; static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for larger memories, the (...) is compensated for by the (...) (DRAM cells)</text:p>
          </table:table-cell>
          <table:table-cell office:value-type="string" calcext:value-type="string">
            <text:p>fixed cost of refresh circuitry; smaller variable cost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(...)RAMs are somewhat faster than (...)RAMs</text:p>
          </table:table-cell>
          <table:table-cell office:value-type="string" calcext:value-type="string">
            <text:p>S (static); D (dynamic)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4">
          <table:table-cell office:value-type="string" calcext:value-type="string">
            <text:p>semiconmem: (...)RAMs don’t require a refresh cycle during a read operation</text:p>
          </table:table-cell>
          <table:table-cell office:value-type="string" calcext:value-type="string">
            <text:p>S (static)</text:p>
          </table:table-cell>
          <table:table-cell office:value-type="string" calcext:value-type="string">
            <text:p>semiconductor-memory RAM</text:p>
          </table:table-cell>
        </table:table-row>
        <table:table-row table:style-name="ro3">
          <table:table-cell office:value-type="string" calcext:value-type="string">
            <text:p>semiconmem: read-only memory contains a (...) pattern of data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4">
          <table:table-cell office:value-type="string" calcext:value-type="string">
            <text:p>semiconmem: read-mostly memory is useful for applications where?</text:p>
          </table:table-cell>
          <table:table-cell office:value-type="string" calcext:value-type="string">
            <text:p>read operations are more frequent than write operations, but require nonvolatile storage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: types of ROM?</text:p>
          </table:table-cell>
          <table:table-cell office:value-type="string" calcext:value-type="string">
            <text:p>ROM, PROM, EPROM, EEPROM, flash memory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,ROM: data is (...) as part of the fabrication process</text:p>
          </table:table-cell>
          <table:table-cell office:value-type="string" calcext:value-type="string">
            <text:p>wired into the chip</text:p>
          </table:table-cell>
          <table:table-cell office:value-type="string" calcext:value-type="string">
            <text:p>semiconductor-memory ROM</text:p>
          </table:table-cell>
        </table:table-row>
        <table:table-row table:style-name="ro3">
          <table:table-cell office:value-type="string" calcext:value-type="string">
            <text:p>semiconmem,PROM: may be written into how many times?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5">
          <table:table-cell office:value-type="string" calcext:value-type="string">
            <text:p>semiconmem,PROM: writing process may be performed by someone anytime (...) the original chip fabrication (when?)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PROM: writing process requires (...) equipment</text:p>
          </table:table-cell>
          <table:table-cell office:value-type="string" calcext:value-type="string">
            <text:p>special equipment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PROM: writing process is performed (...)</text:p>
          </table:table-cell>
          <table:table-cell office:value-type="string" calcext:value-type="string">
            <text:p>electrically</text:p>
          </table:table-cell>
          <table:table-cell office:value-type="string" calcext:value-type="string">
            <text:p>semiconductor-memory PROM</text:p>
          </table:table-cell>
        </table:table-row>
        <table:table-row table:style-name="ro3">
          <table:table-cell office:value-type="string" calcext:value-type="string">
            <text:p>semiconmem,EPROM: may be written into how many times?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can hold its data virtually (...)</text:p>
          </table:table-cell>
          <table:table-cell office:value-type="string" calcext:value-type="string">
            <text:p>indefinitely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before writing, all sotrage cells must be?</text:p>
          </table:table-cell>
          <table:table-cell office:value-type="string" calcext:value-type="string">
            <text:p>reset/erased to the same initial stat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how are storage cells reset/erased?</text:p>
          </table:table-cell>
          <table:table-cell office:value-type="string" calcext:value-type="string">
            <text:p>exposure to UV radiation (around 20 mins)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PROM: number of transistors per bit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miconductor-memory EPROM</text:p>
          </table:table-cell>
        </table:table-row>
        <table:table-row table:style-name="ro3">
          <table:table-cell office:value-type="string" calcext:value-type="string">
            <text:p>semiconmem,EEPROM: can be written into how many times?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can be written into without doing what?</text:p>
          </table:table-cell>
          <table:table-cell office:value-type="string" calcext:value-type="string">
            <text:p>erasing prior content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updates only the (...)</text:p>
          </table:table-cell>
          <table:table-cell office:value-type="string" calcext:value-type="string">
            <text:p>addressed byte/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updates addressed byte/s using?</text:p>
          </table:table-cell>
          <table:table-cell office:value-type="string" calcext:value-type="string">
            <text:p>ordinary bus control, addressing, and data lines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(...) takes longer than (...) (processes)</text:p>
          </table:table-cell>
          <table:table-cell office:value-type="string" calcext:value-type="string">
            <text:p>writing, reading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EEPROM: number of transistors per bit?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miconductor-memory EEPROM</text:p>
          </table:table-cell>
        </table:table-row>
        <table:table-row table:style-name="ro3">
          <table:table-cell office:value-type="string" calcext:value-type="string">
            <text:p>semiconmem,flash: erases (...) of memory in a flash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semiconductor-memory flash-memory</text:p>
          </table:table-cell>
        </table:table-row>
        <table:table-row table:style-name="ro3">
          <table:table-cell office:value-type="string" calcext:value-type="string">
            <text:p>semiconmem,flash: number of transistors per bit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miconductor-memory flash-memory</text:p>
          </table:table-cell>
        </table:table-row>
        <table:table-row table:style-name="ro3">
          <table:table-cell office:value-type="string" calcext:value-type="string">
            <text:p>compmem: main memory is composed of a collection of (...) chip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: chips can be grouped together to form?</text:p>
          </table:table-cell>
          <table:table-cell office:value-type="string" calcext:value-type="string">
            <text:p>a memory bank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: it is possible to organize the banks to achieve?</text:p>
          </table:table-cell>
          <table:table-cell office:value-type="string" calcext:value-type="string">
            <text:p>interleaved memory</text:p>
          </table:table-cell>
          <table:table-cell office:value-type="string" calcext:value-type="string">
            <text:p>interleaved-memory</text:p>
          </table:table-cell>
        </table:table-row>
        <table:table-row table:style-name="ro3">
          <table:table-cell office:value-type="string" calcext:value-type="string">
            <text:p>compmem,inmem: each bank is independently able to?</text:p>
          </table:table-cell>
          <table:table-cell office:value-type="string" calcext:value-type="string">
            <text:p>do a memory read/write request</text:p>
          </table:table-cell>
          <table:table-cell office:value-type="string" calcext:value-type="string">
            <text:p>semiconductor-memory</text:p>
          </table:table-cell>
        </table:table-row>
        <table:table-row table:style-name="ro4">
          <table:table-cell office:value-type="string" calcext:value-type="string">
            <text:p>compmem,inmem: a system with K banks can do (...) requests simultaneously (number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erleaved-memory</text:p>
          </table:table-cell>
        </table:table-row>
        <table:table-row table:style-name="ro4">
          <table:table-cell office:value-type="string" calcext:value-type="string">
            <text:p>compmem,inmem: same memory bank is (...) during contiguous reads and writes</text:p>
          </table:table-cell>
          <table:table-cell office:value-type="string" calcext:value-type="string">
            <text:p>not used repeatedly</text:p>
          </table:table-cell>
          <table:table-cell office:value-type="string" calcext:value-type="string">
            <text:p>interleaved-memory</text:p>
          </table:table-cell>
        </table:table-row>
        <table:table-row table:style-name="ro1">
          <table:table-cell office:value-type="string" calcext:value-type="string">
            <text:p>compmem,inmem: minimizes?</text:p>
          </table:table-cell>
          <table:table-cell office:value-type="string" calcext:value-type="string">
            <text:p>wait times between reads and writes</text:p>
          </table:table-cell>
          <table:table-cell office:value-type="string" calcext:value-type="string">
            <text:p>interleaved-memory</text:p>
          </table:table-cell>
        </table:table-row>
        <table:table-row table:style-name="ro1">
          <table:table-cell office:value-type="string" calcext:value-type="string">
            <text:p>compmem,inmem: increases?</text:p>
          </table:table-cell>
          <table:table-cell office:value-type="string" calcext:value-type="string">
            <text:p>thoughtput</text:p>
          </table:table-cell>
          <table:table-cell office:value-type="string" calcext:value-type="string">
            <text:p>interleaved-memory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c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compmem,DRAM: is the (...) of main memory</text:p>
          </table:table-cell>
          <table:table-cell office:value-type="string" calcext:value-type="string">
            <text:p>basic building block</text:p>
          </table:table-cell>
          <table:table-cell/>
        </table:table-row>
        <table:table-row table:style-name="ro3">
          <table:table-cell office:value-type="string" calcext:value-type="string">
            <text:p>compmem,DRAM: no significant changes in architecture since?</text:p>
          </table:table-cell>
          <table:table-cell office:value-type="string" calcext:value-type="string">
            <text:p>1970s</text:p>
          </table:table-cell>
          <table:table-cell/>
        </table:table-row>
        <table:table-row table:style-name="ro3">
          <table:table-cell office:value-type="string" calcext:value-type="string">
            <text:p>compmem,DRAM: constrained by both its (...) and its (...)</text:p>
          </table:table-cell>
          <table:table-cell office:value-type="string" calcext:value-type="string">
            <text:p>internal archcitecture; interface to the processor’s memory bus</text:p>
          </table:table-cell>
          <table:table-cell/>
        </table:table-row>
        <table:table-row table:style-name="ro4">
          <table:table-cell office:value-type="string" calcext:value-type="string">
            <text:p>compproc: most critical system bottlenects when using high-performance processors is?</text:p>
          </table:table-cell>
          <table:table-cell office:value-type="string" calcext:value-type="string">
            <text:p>interface to internal main memory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compmem,DRAM: the enhancements to architecture?</text:p>
          </table:table-cell>
          <table:table-cell office:value-type="string" calcext:value-type="string">
            <text:p>SDRAM and DDR-SDRAM</text:p>
          </table:table-cell>
          <table:table-cell/>
        </table:table-row>
        <table:table-row table:style-name="ro3">
          <table:table-cell office:value-type="string" calcext:value-type="string">
            <text:p>compmem,DRAM: most widely used form?</text:p>
          </table:table-cell>
          <table:table-cell office:value-type="string" calcext:value-type="string">
            <text:p>SDRAM</text:p>
          </table:table-cell>
          <table:table-cell/>
        </table:table-row>
        <table:table-row table:style-name="ro3">
          <table:table-cell office:value-type="string" calcext:value-type="string">
            <text:p>compmem,DRAM: SDRAM stands for?</text:p>
          </table:table-cell>
          <table:table-cell office:value-type="string" calcext:value-type="string">
            <text:p>synchronous DRAM (dynamic random access memory)</text:p>
          </table:table-cell>
          <table:table-cell/>
        </table:table-row>
        <table:table-row table:style-name="ro3">
          <table:table-cell office:value-type="string" calcext:value-type="string">
            <text:p>compmem,SDRAM: exchanges data with the?</text:p>
          </table:table-cell>
          <table:table-cell office:value-type="string" calcext:value-type="string">
            <text:p>processor</text:p>
          </table:table-cell>
          <table:table-cell/>
        </table:table-row>
        <table:table-row table:style-name="ro3">
          <table:table-cell office:value-type="string" calcext:value-type="string">
            <text:p>compmem,SDRAM: synchronized to an?</text:p>
          </table:table-cell>
          <table:table-cell office:value-type="string" calcext:value-type="string">
            <text:p>external clock signal</text:p>
          </table:table-cell>
          <table:table-cell/>
        </table:table-row>
        <table:table-row table:style-name="ro3">
          <table:table-cell office:value-type="string" calcext:value-type="string">
            <text:p>compmem,SDRAM: runs at? (speed)</text:p>
          </table:table-cell>
          <table:table-cell office:value-type="string" calcext:value-type="string">
            <text:p>full speed of memory bus without imposing wait state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sc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odule 4a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difference between unit of transfer and transfer rate?</text:p>
          </table:table-cell>
          <table:table-cell office:value-type="string" calcext:value-type="string">
            <text:p>how much is transferred VS how fast things are transferred</text:p>
          </table:table-cell>
          <table:table-cell/>
        </table:table-row>
        <table:table-row table:style-name="ro4">
          <table:table-cell office:value-type="string" calcext:value-type="string">
            <text:p>difference between records and blocks?</text:p>
          </table:table-cell>
          <table:table-cell office:value-type="string" calcext:value-type="string">
            <text:p>record is logical grouping of data, block is physical unit of data that is transferred</text:p>
          </table:table-cell>
          <table:table-cell/>
        </table:table-row>
        <table:table-row table:style-name="ro1">
          <table:table-cell office:value-type="string" calcext:value-type="string">
            <text:p>what is memory cycle time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odule 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does DRAM look lik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does SRAM look like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hat is cheaper between a dynamic and static memory cell?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hich provides more storage between a dynamic and static memory cell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mmary of cost for ROMS?</text:p>
          </table:table-cell>
          <table:table-cell office:value-type="string" calcext:value-type="string">
            <text:p>ROM &gt; PROM &lt; EPROM &lt; Flash &lt; EEPROM</text:p>
          </table:table-cell>
          <table:table-cell/>
        </table:table-row>
        <table:table-row table:style-name="ro1">
          <table:table-cell office:value-type="string" calcext:value-type="string">
            <text:p>summary of density for ROMS?</text:p>
          </table:table-cell>
          <table:table-cell office:value-type="string" calcext:value-type="string">
            <text:p>EEPROM &lt; EPROM and Flash</text:p>
          </table:table-cell>
          <table:table-cell/>
        </table:table-row>
        <table:table-row table:style-name="ro3">
          <table:table-cell office:value-type="string" calcext:value-type="string">
            <text:p>how many transistors per bit for EEPROM?</text:p>
          </table:table-cell>
          <table:table-cell office:value-type="string" calcext:value-type="string">
            <text:p>2 (two Es)</text:p>
          </table:table-cell>
          <table:table-cell/>
        </table:table-row>
        <table:table-row table:style-name="ro3">
          <table:table-cell office:value-type="string" calcext:value-type="string">
            <text:p>how many transistors per bit for EPROM and Flash?</text:p>
          </table:table-cell>
          <table:table-cell office:value-type="string" calcext:value-type="string">
            <text:p>1 (one E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ow should consecutive words memory be organized to make good use?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iven K memory banks in an interleaved setup, how do you know which logical address belongs to which memory bank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odule 4c</text:p>
          </table:table-cell>
          <table:table-cell table:number-columns-repeated="2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11:11:02.082226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3:02:30.363727053</meta:creation-date>
    <dc:date>2024-10-19T15:15:24.403848619</dc:date>
    <meta:editing-duration>PT7H20M20S</meta:editing-duration>
    <meta:editing-cycles>152</meta:editing-cycles>
    <meta:generator>LibreOffice/24.8.2.1$Linux_X86_64 LibreOffice_project/480$Build-1</meta:generator>
    <meta:document-statistic meta:table-count="4" meta:cell-count="484" meta:object-count="0"/>
  </office:meta>
</office:document-meta>
</file>